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431cm" fo:margin-left="-0.191cm" fo:margin-top="0cm" fo:margin-bottom="0cm" table:align="left" style:writing-mode="lr-tb"/>
    </style:style>
    <style:style style:name="Таблица1.A" style:family="table-column">
      <style:table-column-properties style:column-width="1.302cm"/>
    </style:style>
    <style:style style:name="Таблица1.B" style:family="table-column">
      <style:table-column-properties style:column-width="3.014cm"/>
    </style:style>
    <style:style style:name="Таблица1.C" style:family="table-column">
      <style:table-column-properties style:column-width="2.288cm"/>
    </style:style>
    <style:style style:name="Таблица1.D" style:family="table-column">
      <style:table-column-properties style:column-width="8.82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paragraph-rsid="000e20df" style:font-size-asian="10.5pt" style:font-size-complex="10.5pt"/>
    </style:style>
    <style:style style:name="P3" style:family="paragraph" style:parent-style-name="Standard">
      <style:text-properties fo:font-size="10.5pt" officeooo:paragraph-rsid="000c78ad" style:font-size-asian="10.5pt" style:font-size-complex="10.5pt"/>
    </style:style>
    <style:style style:name="P4" style:family="paragraph" style:parent-style-name="Standard">
      <style:text-properties fo:font-size="10.5pt" fo:language="ru" fo:country="RU" officeooo:rsid="000c78ad" officeooo:paragraph-rsid="000c78ad" style:font-size-asian="10.5pt" style:font-size-complex="10.5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fo:font-weight="bold" style:letter-kerning="false" style:font-size-asian="10.5pt" style:language-asian="en" style:country-asian="US" style:font-weight-asian="bold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paragraph-rsid="000c78ad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ru" fo:country="RU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c78ad" officeooo:paragraph-rsid="000c78ad" style:letter-kerning="false" style:font-size-asian="10.5pt" style:language-asian="en" style:country-asian="US" style:font-size-complex="10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ru" fo:country="RU" officeooo:rsid="000c78ad" officeooo:paragraph-rsid="000c78ad" style:letter-kerning="false" style:font-size-asian="10.5pt" style:language-asian="en" style:country-asian="US" style:font-size-complex="10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e20df" officeooo:paragraph-rsid="000e20df" style:letter-kerning="false" style:font-size-asian="10.5pt" style:language-asian="en" style:country-asian="US" style:font-size-complex="10.5pt" style:language-complex="ar" style:country-complex="SA"/>
    </style:style>
    <style:style style:name="P12" style:family="paragraph" style:parent-style-name="Standard" style:master-page-name="Standard">
      <style:paragraph-properties style:page-number="auto"/>
      <style:text-properties fo:font-size="10.5pt" fo:language="ru" fo:country="RU" fo:font-weight="bold" officeooo:rsid="000c78ad" officeooo:paragraph-rsid="000c78ad" style:font-size-asian="10.5pt" style:font-weight-asian="bold" style:font-size-complex="10.5pt"/>
    </style:style>
    <style:style style:name="P13" style:family="paragraph" style:parent-style-name="Standard">
      <style:text-properties fo:font-size="10.5pt" fo:language="ru" fo:country="RU" fo:font-weight="bold" style:font-size-asian="10.5pt" style:font-weight-asian="bold" style:font-size-complex="10.5pt"/>
    </style:style>
    <style:style style:name="P14" style:family="paragraph" style:parent-style-name="Standard">
      <style:text-properties fo:font-size="10.5pt" fo:font-weight="bold" officeooo:paragraph-rsid="000e20df" style:font-size-asian="10.5pt" style:font-weight-asian="bold" style:font-size-complex="10.5pt"/>
    </style:style>
    <style:style style:name="P15" style:family="paragraph" style:parent-style-name="Standard">
      <style:text-properties fo:font-size="10.5pt" officeooo:paragraph-rsid="000c78ad" style:font-size-asian="10.5pt" style:font-size-complex="10.5pt"/>
    </style:style>
    <style:style style:name="P16" style:family="paragraph" style:parent-style-name="Standard">
      <style:text-properties fo:font-size="10.5pt" officeooo:paragraph-rsid="000ed23c" style:font-size-asian="10.5pt" style:font-size-complex="10.5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c78ad" officeooo:paragraph-rsid="000c78ad" style:letter-kerning="false" style:font-size-asian="10.5pt" style:language-asian="en" style:country-asian="US" style:font-size-complex="10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paragraph-rsid="000ed23c" style:letter-kerning="false" style:font-size-asian="10.5pt" style:language-asian="en" style:country-asian="US" style:font-size-complex="10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ed23c" officeooo:paragraph-rsid="000ed23c" style:letter-kerning="false" style:font-size-asian="10.5pt" style:language-asian="en" style:country-asian="US" style:font-size-complex="10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ru" fo:country="RU" officeooo:rsid="000ed23c" officeooo:paragraph-rsid="000ed23c" style:letter-kerning="false" style:font-size-asian="10.5pt" style:language-asian="en" style:country-asian="US" style:font-size-complex="10.5pt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78ad"/>
    </style:style>
    <style:style style:name="T3" style:family="text">
      <style:text-properties fo:language="ru" fo:country="RU" officeooo:rsid="000ed23c"/>
    </style:style>
    <style:style style:name="T4" style:family="text">
      <style:text-properties officeooo:rsid="000c78ad"/>
    </style:style>
    <style:style style:name="T5" style:family="text">
      <style:text-properties fo:color="#a31515" loext:opacity="100%" style:font-name="Consolas"/>
    </style:style>
    <style:style style:name="T6" style:family="text">
      <style:text-properties fo:color="#a31515" loext:opacity="100%" style:font-name="Consolas" fo:font-size="9.5pt" style:font-size-asian="9.5pt"/>
    </style:style>
    <style:style style:name="T7" style:family="text">
      <style:text-properties fo:color="#a31515" loext:opacity="100%" style:font-name="Consolas" fo:font-size="9.5pt" officeooo:rsid="000e20df" style:font-size-asian="9.5pt"/>
    </style:style>
    <style:style style:name="T8" style:family="text">
      <style:text-properties fo:color="#a31515" loext:opacity="100%" style:font-name="Consolas" fo:language="ru" fo:country="RU"/>
    </style:style>
    <style:style style:name="T9" style:family="text">
      <style:text-properties fo:color="#a31515" loext:opacity="100%" style:font-name="Consolas" fo:language="ru" fo:country="RU" officeooo:rsid="000c78ad"/>
    </style:style>
    <style:style style:name="T10" style:family="text">
      <style:text-properties fo:color="#a31515" loext:opacity="100%" style:font-name="Consolas" officeooo:rsid="000c78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ибольшая убывающая последовательность</text:p>
      <text:p text:style-name="P13">1.Общая постановка задачи</text:p>
      <text:p text:style-name="P1"><text:span text:style-name="T1">Вводится числ</text:span><text:span text:style-name="T2">а</text:span><text:span text:style-name="T1"> </text:span>N<text:span text:style-name="T1">, </text:span><text:span text:style-name="T2">при вводе 0 ввод чисел завершается</text:span></text:p>
      <text:p text:style-name="P1"><text:span text:style-name="T1">Программа должна вывести </text:span><text:span text:style-name="T2">количество элементов в наибольшей убывающей пос-ти</text:span></text:p>
      <text:p text:style-name="P13">2.Требования</text:p>
      <text:p text:style-name="P4">Числа вводятся корректно (только целые числа, записанные цифрами)</text:p>
      <text:p text:style-name="P4">Программа выводит число элементов в последовательности или сообщает об отсутствии такой посл-ти</text:p>
      <text:p text:style-name="P13">3.Спецификация</text:p>
      <text:p text:style-name="P3"><text:span text:style-name="T1">1. </text:span><text:span text:style-name="T2">Числа вводятся корректно (только целые числа, записанные цифрами)</text:span></text:p>
      <text:p text:style-name="P3"><text:span text:style-name="T1">1.1 В случае, если число </text:span><text:span text:style-name="T2">введено не цифрами</text:span><text:span text:style-name="T1">, сообщение «</text:span><text:span text:style-name="T8">В</text:span><text:span text:style-name="T5">аше число некорректно! Пожалуйста, повторите попытку ввода!</text:span><text:span text:style-name="T1">».</text:span></text:p>
      <text:p text:style-name="P16"><text:span text:style-name="T1">1.</text:span><text:span text:style-name="T3">2</text:span><text:span text:style-name="T1"> В случае, если </text:span><text:span text:style-name="T3">введено дробное число</text:span><text:span text:style-name="T1">, сообщение «</text:span><text:span text:style-name="T8">Ваше число некорректно! Пожалуйста, повторите попытку ввода!</text:span><text:span text:style-name="T1">».</text:span></text:p>
      <text:p text:style-name="P3"><text:span text:style-name="T1">2. </text:span><text:span text:style-name="T2">Программа выводит число элементов в последовательности или сообщает об отсутствии такой посл-ти</text:span></text:p>
      <text:p text:style-name="P1"><text:span text:style-name="T1">2.1 </text:span><text:span text:style-name="T2">В случае, когда количество введенных чисел меньше двух, вывести сообщение </text:span><text:span text:style-name="T9">"</text:span><text:span text:style-name="T5">Не было введено достаточного числа чисел \n "</text:span></text:p>
      <text:p text:style-name="P1"><text:span text:style-name="T1">2.2 В случае </text:span><text:span text:style-name="T2">когда все введенные числа возрастают, вывести </text:span><text:span text:style-name="T9">"</text:span><text:span text:style-name="T5">Убывающей последовательности обнаружено не было"</text:span></text:p>
      <text:p text:style-name="P2"><text:span text:style-name="T1">2.3 В случае, </text:span><text:span text:style-name="T2">когда предыдущее введенное число больше текущего, увеличить счетчик чисел в убывающей последовательности на 1. Как только введенное число будет больше предыдущего, сравнить длину последовательности с максимальной найденной длинной. Если больше, приравнять макс. Длину к длине посл-ти. В конце обнулить длину посл-ти. В конце работы программа выводит макс. Найденную длину.</text:span></text:p>
      <text:p text:style-name="P14">4.Тест план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о-р т-та</text:p>
          </table:table-cell>
          <table:table-cell table:style-name="Таблица1.A1" office:value-type="string">
            <text:p text:style-name="P5">Спецификация</text:p>
          </table:table-cell>
          <table:table-cell table:style-name="Таблица1.A1" office:value-type="string">
            <text:p text:style-name="P5">Данные</text:p>
          </table:table-cell>
          <table:table-cell table:style-name="Таблица1.A1" office:value-type="string">
            <text:p text:style-name="P5">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8">1.1</text:p>
          </table:table-cell>
          <table:table-cell table:style-name="Таблица1.A1" office:value-type="string">
            <text:p text:style-name="P9">Раз два</text:p>
          </table:table-cell>
          <table:table-cell table:style-name="Таблица1.A1" office:value-type="string">
            <text:p text:style-name="P7">«<text:span text:style-name="T5">Ваше число некорректно! Пожалуйста, повторите попытку ввода!</text:span>»</text:p>
          </table:table-cell>
        </table:table-row>
        <table:table-row table:style-name="Таблица1.1">
          <table:table-cell table:style-name="Таблица1.A3" office:value-type="string">
            <text:p text:style-name="P19">2</text:p>
          </table:table-cell>
          <table:table-cell table:style-name="Таблица1.A3" office:value-type="string">
            <text:p text:style-name="P20">1.2</text:p>
          </table:table-cell>
          <table:table-cell table:style-name="Таблица1.A3" office:value-type="string">
            <text:p text:style-name="P19">1.25 4.3</text:p>
          </table:table-cell>
          <table:table-cell table:style-name="Таблица1.A3" office:value-type="string">
            <text:p text:style-name="P18">«<text:span text:style-name="T5">Ваше число некорректно! Пожалуйста, повторите попытку ввода!</text:span>»</text:p>
          </table:table-cell>
        </table:table-row>
        <table:table-row table:style-name="Таблица1.1">
          <table:table-cell table:style-name="Таблица1.A1" office:value-type="string">
            <text:p text:style-name="P19">3</text:p>
          </table:table-cell>
          <table:table-cell table:style-name="Таблица1.A1" office:value-type="string">
            <text:p text:style-name="P10">2.1</text:p>
          </table:table-cell>
          <table:table-cell table:style-name="Таблица1.A1" office:value-type="string">
            <text:p text:style-name="P9">1 0</text:p>
          </table:table-cell>
          <table:table-cell table:style-name="Таблица1.A1" office:value-type="string">
            <text:p text:style-name="P7"><text:span text:style-name="T10">"</text:span><text:span text:style-name="T5">Не было введено достаточного числа чисел \n "</text:span></text:p>
          </table:table-cell>
        </table:table-row>
        <table:table-row table:style-name="Таблица1.1">
          <table:table-cell table:style-name="Таблица1.A1" office:value-type="string">
            <text:p text:style-name="P19">4</text:p>
          </table:table-cell>
          <table:table-cell table:style-name="Таблица1.A1" office:value-type="string">
            <text:p text:style-name="P8">2.<text:span text:style-name="T4">2</text:span></text:p>
          </table:table-cell>
          <table:table-cell table:style-name="Таблица1.A1" office:value-type="string">
            <text:p text:style-name="P9">5 6 7 8 0</text:p>
          </table:table-cell>
          <table:table-cell table:style-name="Таблица1.A1" office:value-type="string">
            <text:p text:style-name="P7"><text:span text:style-name="T10">"</text:span><text:span text:style-name="T5">Убывающей последовательности обнаружено </text:span><text:soft-page-break/><text:span text:style-name="T5">не было"</text:span></text:p>
          </table:table-cell>
        </table:table-row>
        <table:table-row table:style-name="Таблица1.1">
          <table:table-cell table:style-name="Таблица1.A1" office:value-type="string">
            <text:p text:style-name="P19">5</text:p>
          </table:table-cell>
          <table:table-cell table:style-name="Таблица1.A1" office:value-type="string">
            <text:p text:style-name="P8">2.<text:span text:style-name="T4">3</text:span></text:p>
          </table:table-cell>
          <table:table-cell table:style-name="Таблица1.A1" office:value-type="string">
            <text:p text:style-name="P11">3 2 1 2 1 0</text:p>
          </table:table-cell>
          <table:table-cell table:style-name="Таблица1.A1" office:value-type="string">
            <text:p text:style-name="P6"><text:span text:style-name="T6">"Длина максимальной убывающей последовательности: </text:span><text:span text:style-name="T7">3</text:span><text:span text:style-name="T6">"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mrade Sanerin</meta:initial-creator>
    <meta:editing-cycles>4</meta:editing-cycles>
    <meta:creation-date>2020-09-14T20:41:00</meta:creation-date>
    <dc:date>2020-09-29T11:11:55.126000000</dc:date>
    <meta:editing-duration>PT42M38S</meta:editing-duration>
    <meta:generator>LibreOffice/7.0.1.2$Windows_x86 LibreOffice_project/7cbcfc562f6eb6708b5ff7d7397325de9e764452</meta:generator>
    <meta:document-statistic meta:table-count="1" meta:image-count="0" meta:object-count="0" meta:page-count="2" meta:paragraph-count="40" meta:word-count="250" meta:character-count="1770" meta:non-whitespace-character-count="1560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